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4A000001C737AE8CA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/>
    <style:font-face style:name="Arial1" svg:font-family="Arial, Helvetica" style:font-family-generic="swiss"/>
    <style:font-face style:name="FreeSans3" svg:font-family="FreeSans" style:font-family-generic="swiss"/>
    <style:font-face style:name="Liberation Sans1" svg:font-family="'Liberation Sans', Arial" style:font-family-generic="swiss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ulka1" style:family="table">
      <style:table-properties style:width="16.03cm" table:align="left" style:writing-mode="lr-tb"/>
    </style:style>
    <style:style style:name="Tabulka1.A" style:family="table-column">
      <style:table-column-properties style:column-width="8.001cm"/>
    </style:style>
    <style:style style:name="Tabulka1.B" style:family="table-column">
      <style:table-column-properties style:column-width="8.029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.097cm" fo:border-left="0.1pt solid #ffffff" fo:border-right="none" fo:border-top="0.1pt solid #ffffff" fo:border-bottom="0.1pt solid #ffffff" style:writing-mode="lr-tb"/>
    </style:style>
    <style:style style:name="Tabulka1.B1" style:family="table-cell">
      <style:table-cell-properties style:vertical-align="top" fo:padding="0.097cm" fo:border="0.1pt solid #ffffff" style:writing-mode="lr-tb"/>
    </style:style>
    <style:style style:name="P1" style:family="paragraph" style:parent-style-name="Footer">
      <style:text-properties style:font-name="FreeSans" fo:font-size="11pt" fo:language="cs" fo:country="CZ" style:font-size-asian="11pt" style:font-name-complex="FreeSans" style:font-size-complex="11pt"/>
    </style:style>
    <style:style style:name="P2" style:family="paragraph" style:parent-style-name="Footer">
      <style:paragraph-properties fo:text-align="center" style:justify-single-word="false" fo:background-color="transparent">
        <style:tab-stops>
          <style:tab-stop style:position="4.763cm"/>
          <style:tab-stop style:position="8.89cm"/>
          <style:tab-stop style:position="13.018cm"/>
        </style:tab-stops>
        <style:background-image/>
      </style:paragraph-properties>
    </style:style>
    <style:style style:name="P3" style:family="paragraph" style:parent-style-name="Footer">
      <style:paragraph-properties fo:text-align="center" style:justify-single-word="false" fo:background-color="transparent">
        <style:tab-stops>
          <style:tab-stop style:position="4.763cm"/>
          <style:tab-stop style:position="8.89cm"/>
          <style:tab-stop style:position="13.018cm"/>
        </style:tab-stops>
        <style:background-image/>
      </style:paragraph-properties>
      <style:text-properties fo:color="#333333" fo:font-size="10pt" fo:language="cs" fo:country="CZ" fo:background-color="transparent" style:font-size-asian="10pt" style:font-name-complex="Liberation Sans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FreeSans" fo:font-size="11pt" style:font-size-asian="11pt" style:font-name-complex="FreeSans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1pt" style:font-size-asian="11pt" style:font-name-complex="FreeSans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FreeSans" fo:font-size="11pt" style:font-size-asian="11pt" style:font-name-complex="FreeSans" style:font-size-complex="11pt"/>
    </style:style>
    <style:style style:name="P8" style:family="paragraph" style:parent-style-name="Standard" style:list-style-name="WW8Num3">
      <style:paragraph-properties fo:text-align="justify" style:justify-single-word="false"/>
      <style:text-properties style:font-name="FreeSans" fo:font-size="11pt" style:font-size-asian="11pt" style:font-name-complex="FreeSans" style:font-size-complex="11pt"/>
    </style:style>
    <style:style style:name="P9" style:family="paragraph" style:parent-style-name="Standard">
      <style:text-properties style:font-name="FreeSans" fo:font-size="11pt" fo:language="cs" fo:country="CZ" style:font-size-asian="11pt" style:font-name-complex="FreeSans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FreeSans" fo:font-size="11pt" fo:language="cs" fo:country="CZ" style:font-size-asian="11pt" style:font-name-complex="FreeSans" style:font-size-complex="11pt"/>
    </style:style>
    <style:style style:name="P11" style:family="paragraph" style:parent-style-name="Standard" style:list-style-name="WW8Num3">
      <style:paragraph-properties fo:text-align="justify" style:justify-single-word="false"/>
      <style:text-properties style:font-name="FreeSans" fo:font-size="11pt" fo:language="cs" fo:country="CZ" style:font-size-asian="11pt" style:font-name-complex="FreeSans" style:font-size-complex="11pt"/>
    </style:style>
    <style:style style:name="P12" style:family="paragraph" style:parent-style-name="Standard">
      <style:text-properties style:font-name="FreeSans" fo:font-size="11pt" fo:language="cs" fo:country="CZ" fo:font-weight="bold" style:font-size-asian="11pt" style:font-weight-asian="bold" style:font-name-complex="FreeSans" style:font-size-complex="11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1pt" fo:language="cs" fo:country="CZ" fo:font-weight="bold" style:font-size-asian="11pt" style:font-weight-asian="bold" style:font-name-complex="FreeSans" style:font-size-complex="11pt"/>
    </style:style>
    <style:style style:name="P14" style:family="paragraph" style:parent-style-name="Standard" style:list-style-name="WW8Num3">
      <style:paragraph-properties fo:text-align="justify" style:justify-single-word="false"/>
      <style:text-properties style:font-name="FreeSans" fo:font-size="11pt" fo:language="cs" fo:country="CZ" fo:font-style="normal" fo:font-weight="normal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3pt" fo:language="cs" fo:country="CZ" fo:font-weight="bold" style:font-size-asian="13pt" style:font-weight-asian="bold" style:font-name-complex="FreeSans" style:font-size-complex="13pt"/>
    </style:style>
    <style:style style:name="P16" style:family="paragraph" style:parent-style-name="Standard">
      <style:text-properties fo:language="cs" fo:country="CZ"/>
    </style:style>
    <style:style style:name="P17" style:family="paragraph" style:parent-style-name="Standard" style:list-style-name="WW8Num3">
      <style:paragraph-properties fo:text-align="justify" style:justify-single-word="false"/>
    </style:style>
    <style:style style:name="P18" style:family="paragraph" style:parent-style-name="Standard">
      <style:paragraph-properties fo:text-align="start" style:justify-single-word="false">
        <style:tab-stops>
          <style:tab-stop style:position="0.9cm"/>
        </style:tab-stops>
      </style:paragraph-properties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FreeSans" fo:font-size="11pt" fo:language="cs" fo:country="CZ" style:font-size-asian="11pt" style:font-name-complex="FreeSans" style:font-size-complex="11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FreeSans" fo:font-size="11pt" style:font-size-asian="11pt" style:font-name-complex="FreeSans" style:font-size-complex="11pt"/>
    </style:style>
    <style:style style:name="P21" style:family="paragraph" style:parent-style-name="Standard">
      <style:paragraph-properties fo:margin-top="1.199cm" fo:margin-bottom="1.499cm" style:contextual-spacing="false" fo:text-align="justify" style:justify-single-word="false" fo:orphans="2" fo:widows="2" style:writing-mode="lr-tb"/>
      <style:text-properties style:font-name="FreeSans" fo:font-size="11pt" style:font-size-asian="11pt" style:font-name-complex="FreeSans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FreeSans" fo:font-size="11pt" style:font-size-asian="11pt" style:font-name-complex="FreeSans" style:font-size-complex="11pt"/>
    </style:style>
    <style:style style:name="P23" style:family="paragraph" style:parent-style-name="Table_20_Contents">
      <style:paragraph-properties fo:text-align="justify" style:justify-single-word="false" style:snap-to-layout-grid="false"/>
      <style:text-properties style:font-name="FreeSans" fo:font-size="11pt" style:font-size-asian="11pt" style:font-name-complex="FreeSans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1pt" style:font-size-asian="11pt" style:font-name-complex="FreeSans" style:font-size-complex="11pt"/>
    </style:style>
    <style:style style:name="P25" style:family="paragraph" style:parent-style-name="Header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fo:font-size="12pt" fo:font-style="normal" fo:background-color="transparent" style:font-size-asian="12pt" style:font-style-asian="normal" style:font-name-complex="Liberation Sans" style:font-size-complex="12pt" style:font-style-complex="normal"/>
    </style:style>
    <style:style style:name="P26" style:family="paragraph" style:parent-style-name="Header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fo:font-size="12pt" fo:language="cs" fo:country="CZ" fo:font-style="normal" fo:background-color="transparent" style:font-size-asian="12pt" style:font-style-asian="normal" style:font-name-complex="Liberation Sans" style:font-size-complex="12pt" style:font-style-complex="normal"/>
    </style:style>
    <style:style style:name="T1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font-name="FreeSans" fo:font-size="11pt" style:font-size-asian="11pt" style:font-name-complex="FreeSans" style:font-size-complex="11pt"/>
    </style:style>
    <style:style style:name="T3" style:family="text">
      <style:text-properties style:font-name="FreeSans" fo:font-size="11pt" fo:language="cs" fo:country="CZ" style:font-size-asian="11pt" style:font-name-complex="FreeSans" style:font-size-complex="11pt"/>
    </style:style>
    <style:style style:name="T4" style:family="text">
      <style:text-properties style:font-name="FreeSans" fo:font-size="11pt" fo:language="cs" fo:country="CZ" fo:font-weight="bold" style:font-size-asian="11pt" style:font-weight-asian="bold" style:font-name-complex="FreeSans" style:font-size-complex="11pt"/>
    </style:style>
    <style:style style:name="T5" style:family="text">
      <style:text-properties style:font-name="FreeSans" fo:font-size="11pt" fo:language="cs" fo:country="CZ" fo:font-weight="bold" style:font-size-asian="11pt" style:font-weight-asian="bold" style:font-name-complex="FreeSans" style:font-size-complex="11pt" style:font-weight-complex="bold"/>
    </style:style>
    <style:style style:name="T6" style:family="text">
      <style:text-properties style:font-name="FreeSans" fo:font-size="11pt" fo:language="cs" fo:country="CZ" style:text-underline-style="solid" style:text-underline-width="auto" style:text-underline-color="font-color" fo:font-weight="bold" style:font-size-asian="11pt" style:font-weight-asian="bold" style:font-name-complex="FreeSans" style:font-size-complex="11pt"/>
    </style:style>
    <style:style style:name="T7" style:family="text">
      <style:text-properties style:font-name="FreeSans" fo:font-size="11pt" fo:language="cs" fo:country="CZ" style:text-underline-style="solid" style:text-underline-width="auto" style:text-underline-color="font-color" fo:font-weight="bold" style:font-size-asian="11pt" style:font-weight-asian="bold" style:font-name-complex="FreeSans" style:font-size-complex="11pt" style:font-weight-complex="bold"/>
    </style:style>
    <style:style style:name="T8" style:family="text">
      <style:text-properties style:font-name="FreeSans" fo:font-size="11pt" fo:language="cs" fo:country="CZ" fo:font-style="normal" style:text-underline-style="solid" style:text-underline-width="auto" style:text-underline-color="font-color" fo:font-weight="bold" style:font-size-asian="11pt" style:font-style-asian="normal" style:font-weight-asian="bold" style:font-name-complex="FreeSans" style:font-size-complex="11pt" style:font-style-complex="normal" style:font-weight-complex="bold"/>
    </style:style>
    <style:style style:name="T9" style:family="text">
      <style:text-properties style:font-name="FreeSans" fo:font-size="11pt" fo:language="cs" fo:country="CZ" style:text-underline-style="none" fo:font-weight="normal" style:font-size-asian="11pt" style:font-weight-asian="normal" style:font-name-complex="FreeSans" style:font-size-complex="11pt" style:font-weight-complex="normal"/>
    </style:style>
    <style:style style:name="T10" style:family="text">
      <style:text-properties style:font-name="FreeSans" fo:font-size="11pt" fo:language="cs" fo:country="CZ" fo:font-weight="normal" style:font-size-asian="11pt" style:font-weight-asian="normal" style:font-name-complex="FreeSans" style:font-size-complex="11pt" style:font-weight-complex="normal"/>
    </style:style>
    <style:style style:name="T11" style:family="text">
      <style:text-properties style:font-name="FreeSans" fo:font-size="11pt" style:text-underline-style="solid" style:text-underline-width="auto" style:text-underline-color="font-color" fo:font-weight="bold" style:font-size-asian="11pt" style:font-weight-asian="bold" style:font-name-complex="FreeSans" style:font-size-complex="11pt" style:font-weight-complex="bold"/>
    </style:style>
    <style:style style:name="T12" style:family="text">
      <style:text-properties style:font-name="FreeSans" fo:font-size="10pt" fo:language="cs" fo:country="CZ" fo:font-weight="normal" style:font-size-asian="10pt" style:font-weight-asian="normal" style:font-name-complex="FreeSans" style:font-size-complex="10pt" style:font-weight-complex="normal"/>
    </style:style>
    <style:style style:name="T13" style:family="text">
      <style:text-properties fo:language="cs" fo:country="CZ"/>
    </style:style>
    <style:style style:name="T14" style:family="text">
      <style:text-properties fo:font-variant="normal" fo:text-transform="none" fo:color="#000000" style:font-name="Arial1" fo:font-size="10.5pt" fo:letter-spacing="normal" fo:font-style="normal" fo:font-weight="normal" style:font-size-asian="10.5pt" style:font-style-asian="normal" style:font-weight-asian="normal" style:font-name-complex="Arial1"/>
    </style:style>
    <style:style style:name="T15" style:family="text">
      <style:text-properties fo:font-variant="normal" fo:text-transform="none" fo:color="#000000" style:font-name="FreeSans" fo:font-size="11pt" fo:letter-spacing="normal" fo:font-style="normal" fo:font-weight="normal" style:font-size-asian="11pt" style:font-style-asian="normal" style:font-weight-asian="normal" style:font-name-complex="FreeSans" style:font-size-complex="11pt"/>
    </style:style>
    <style:style style:name="T16" style:family="text">
      <style:text-properties fo:font-size="10pt" style:font-size-asian="10pt" style:font-name-complex="Liberation Sans" style:font-size-complex="10pt"/>
    </style:style>
    <style:style style:name="T17" style:family="text">
      <style:text-properties fo:font-size="10pt" fo:background-color="transparent" loext:char-shading-value="0" style:font-size-asian="10pt" style:font-name-complex="Liberation Sans" style:font-size-complex="10pt"/>
    </style:style>
    <style:style style:name="T18" style:family="text">
      <style:text-properties fo:color="#333333" fo:font-size="10pt" fo:language="cs" fo:country="CZ" fo:background-color="transparent" loext:char-shading-value="0" style:font-size-asian="10pt" style:font-name-complex="Liberation Sans" style:font-size-complex="10pt"/>
    </style:style>
    <style:style style:name="T19" style:family="text">
      <style:text-properties fo:color="#333333" fo:font-size="10pt" fo:language="cs" fo:country="CZ" fo:font-style="normal" fo:background-color="transparent" loext:char-shading-value="0" style:font-size-asian="10pt" style:font-style-asian="normal" style:font-name-complex="Liberation Sans" style:font-size-complex="10pt" style:font-style-complex="normal"/>
    </style:style>
    <style:style style:name="T20" style:family="text">
      <style:text-properties fo:color="#333333" fo:font-size="10pt" fo:language="cs" fo:country="CZ" fo:font-style="normal" fo:background-color="transparent" loext:char-shading-value="0" style:font-name-asian="Liberation Sans1" style:font-size-asian="10pt" style:font-style-asian="normal" style:font-name-complex="Liberation Sans" style:font-size-complex="10pt" style:font-style-complex="normal"/>
    </style:style>
    <style:style style:name="T21" style:family="text">
      <style:text-properties fo:color="#333333" fo:font-size="10pt" fo:language="cs" fo:country="CZ" fo:font-weight="normal" fo:background-color="transparent" loext:char-shading-value="0" style:font-size-asian="10pt" style:font-weight-asian="normal" style:font-name-complex="Liberation Sans" style:font-size-complex="10pt" style:font-weight-complex="norm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5">DAROVACÍ SMLOUVA ÚČELOVĚ VÁZANÁ</text:p>
      <text:p text:style-name="P6"/>
      <text:p text:style-name="P6"/>
      <text:p text:style-name="P9"/>
      <text:p text:style-name="P12">Česká pirátská strana </text:p>
      <text:p text:style-name="P5"/>
      <text:p text:style-name="P9">Řehořova 943/19, 130 00 Praha 3</text:p>
      <text:p text:style-name="Standard"><text:span text:style-name="T3">Datová schránka: b2i4r6j<text:line-break/>IČO: </text:span><text:span text:style-name="T5">71339698</text:span></text:p>
      <text:p text:style-name="P1">Bank. spojení: č. ú.: 2100048174/2010</text:p>
      <text:p text:style-name="Footer"><text:span text:style-name="T3">zastoupená předsedou </text:span><text:span text:style-name="T5">Ing. Lukášem Černohorským</text:span></text:p>
      <text:p text:style-name="P1">(dále jen „dárce“)</text:p>
      <text:p text:style-name="P1"/>
      <text:p text:style-name="P1"/>
      <text:p text:style-name="P9">a</text:p>
      <text:p text:style-name="P9"/>
      <text:p text:style-name="P9"/>
      <text:p text:style-name="Standard"><text:span text:style-name="Strong_20_Emphasis"><text:span text:style-name="T2">StreetCulture,o.p.s.</text:span></text:span><text:span text:style-name="T2"> </text:span></text:p>
      <text:p text:style-name="P5"><text:tab/><text:tab/><text:tab/><text:tab/><text:tab/><text:tab/></text:p>
      <text:p text:style-name="P5">Štítného 710/30, Žižkov, 130 00 Praha 3</text:p>
      <text:p text:style-name="Standard"><text:span text:style-name="T2">IČO: </text:span><text:span text:style-name="Strong_20_Emphasis"><text:span text:style-name="T2">24849961</text:span></text:span></text:p>
      <text:p text:style-name="P5">SZ: O 1085 vedená u Městského soudu v Praze</text:p>
      <text:p text:style-name="Standard"><text:span text:style-name="T2">Bank. spojení: č. ú.: 2300401948/2010<text:line-break/>zastoupen</text:span><text:span text:style-name="T3">ý statutarním orgánem, ředitelkou, </text:span><text:span text:style-name="T5">Ivou Jonášovou</text:span></text:p>
      <text:p text:style-name="P9">(dále jen „obdarovaný“)</text:p>
      <text:p text:style-name="P9"/>
      <text:p text:style-name="P9"/>
      <text:p text:style-name="P9"/>
      <text:p text:style-name="P9"/>
      <text:p text:style-name="P4"><text:span text:style-name="T13">uzavírají dle ustanovení </text:span><text:bookmark text:name="par2055"/>§ 2055<text:span text:style-name="T13"> a </text:span><text:bookmark text:name="Template_PodnadpisH2"/><text:span text:style-name="T13">následujících </text:span>Zákona č. 89/2012 Sb. <text:span text:style-name="T13"><text:s/>tuto</text:span></text:p>
      <text:p text:style-name="P16"/>
      <text:p text:style-name="P9"/>
      <text:p text:style-name="P13">darovací smlouvu</text:p>
      <text:p text:style-name="P13"/>
      <text:p text:style-name="P13"/>
      <text:list xml:id="list3265951785126596420" text:style-name="WW8Num3">
        <text:list-item>
          <text:p text:style-name="P17"><text:span text:style-name="T3">1)<text:tab/>Předmětem této smlouvy je poskytnutí finanční částky ve výši </text:span><text:span text:style-name="T7">14.600,-</text:span><text:span text:style-name="T8"> Kč</text:span><text:span text:style-name="T3"> (slovy čtrnácttisícšetsetkorunčeských), určené na </text:span><text:span text:style-name="T6">pokrytí náklad</text:span><text:span text:style-name="T7">ů </text:span><text:bookmark text:name="podpora_projektu_streetculture_ops"/><text:span text:style-name="T11">projektu Streetcult</text:span><text:span text:style-name="T1">ure o.p.s.</text:span></text:p>
        </text:list-item>
        <text:list-item>
          <text:p text:style-name="P8"/>
        </text:list-item>
        <text:list-item>
          <text:p text:style-name="P17"><text:span text:style-name="T9">2) <text:tab/></text:span><text:span text:style-name="T3">Peníze budou obdarovaným použity výhradně k </text:span><text:span text:style-name="T14">základním nákladům na provoz rádia, na nákup kvalitnější techniky eventuálně rekonstrukci nových prostor.</text:span></text:p>
        </text:list-item>
        <text:list-item>
          <text:p text:style-name="P11"/>
        </text:list-item>
        <text:list-item>
          <text:p text:style-name="P11">3) <text:tab/>Shora uvedená částka bude převedena na účet obdarovaného do 15 dnů od podpisu této smlouvy.</text:p>
        </text:list-item>
        <text:list-item>
          <text:p text:style-name="P8"/>
        </text:list-item>
        <text:list-item>
          <text:p text:style-name="P17"><text:span text:style-name="T3">4)<text:tab/>Dar poskytuje dárce obdarovanému na základě smlouvy o projektu</text:span><text:span text:style-name="T10"> „</text:span><text:span text:style-name="T2">Podpora projektu Streetculture o.p.s.</text:span><text:span text:style-name="T3">“, spisová značka PaRo 033/2015.</text:span></text:p>
        </text:list-item>
        <text:list-item>
          <text:p text:style-name="P11"><text:soft-page-break/></text:p>
        </text:list-item>
        <text:list-item>
          <text:p text:style-name="P17"><text:span text:style-name="T3">5)<text:tab/>Obdarovaný dar přijímá do svého vlastnictví a </text:span><text:span text:style-name="T5">zavazuje se použít jej pouze k účelu, k němuž byl poskytnut.</text:span></text:p>
        </text:list-item>
      </text:list>
      <text:p text:style-name="P7"/>
      <text:p text:style-name="P18"><text:span text:style-name="T12">6) <text:s/></text:span><text:span text:style-name="T10"><text:s text:c="4"/>Obdarovaný se zavazuje na své Webové prezentaci umístit logo České pirátské strany a</text:span><text:span text:style-name="T15"> <text:tab/>uvést informaci, že jde o veřejně prospěšný projekt financovaný ze státního příspěvku <text:tab/>strany s <text:tab/>uvedením odkazu na web projektu - <text:tab/>https://www.pirati.cz/projekty/streetculture_o.p.s</text:span></text:p>
      <text:list xml:id="list222006336924219" text:continue-numbering="true" text:style-name="WW8Num3">
        <text:list-item>
          <text:p text:style-name="P11"/>
        </text:list-item>
        <text:list-item>
          <text:p text:style-name="P14">6)<text:tab/>Dárce má právo žádat obdarovaného o předložení příslušných dokladů osvědčujících užití daru.</text:p>
        </text:list-item>
        <text:list-item>
          <text:p text:style-name="P11"/>
        </text:list-item>
        <text:list-item>
          <text:p text:style-name="P11">7)<text:tab/>Dárce má právo žádat vrácení daru pouze v případě zjištění, že obdarovaný porušil ustanovení bodu 4 a 5 této smlouvy.</text:p>
        </text:list-item>
      </text:list>
      <text:p text:style-name="P7"/>
      <text:list xml:id="list222005986283969" text:continue-numbering="true" text:style-name="WW8Num3">
        <text:list-item>
          <text:p text:style-name="P11">8)<text:tab/>Tato smlouva se vyhotovuje ve dvou stejnopisech, z nichž po jednom obdrží každá ze smluvních stran.</text:p>
        </text:list-item>
        <text:list-item>
          <text:p text:style-name="P8"/>
        </text:list-item>
        <text:list-item>
          <text:p text:style-name="P8">9)<text:tab/>Smluvní strany po přečtení této smlouvy prohlašují, že odpovídá jejích pravé a svobodné vůli a že není uzavírána v tísni za nápadně nevýhodných podmínek.</text:p>
        </text:list-item>
      </text:list>
      <text:p text:style-name="P19"/>
      <text:p text:style-name="P19"/>
      <text:p text:style-name="P19"/>
      <text:p text:style-name="P19"/>
      <text:p text:style-name="P19"/>
      <text:p text:style-name="P10">V <text:s text:c="6"/>Praze <text:s text:c="4"/>dne <text:s text:c="3"/>04.01.2015 <text:s text:c="29"/></text:p>
      <text:p text:style-name="P10"/>
      <text:p text:style-name="P10"/>
      <text:p text:style-name="P10"/>
      <text:p text:style-name="P10"/>
      <text:p text:style-name="P10"/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23"/>
            <text:p text:style-name="P24"/>
            <text:p text:style-name="P24"/>
            <text:p text:style-name="P24"/>
            <text:p text:style-name="P24">za dárce</text:p>
            <text:p text:style-name="P24"/>
            <text:p text:style-name="P24">Ing. Lukáš Černohorský</text:p>
          </table:table-cell>
          <table:table-cell table:style-name="Tabulka1.B1" office:value-type="string">
            <text:p text:style-name="P23"/>
            <text:p text:style-name="P22"/>
            <text:p text:style-name="P22"/>
            <text:p text:style-name="P22"/>
            <text:p text:style-name="P24">za obdarovaného</text:p>
            <text:p text:style-name="P22"/>
            <text:p text:style-name="P24">Iva Jonášová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/>
    <style:font-face style:name="Arial1" svg:font-family="Arial, Helvetica" style:font-family-generic="swiss"/>
    <style:font-face style:name="FreeSans3" svg:font-family="FreeSans" style:font-family-generic="swiss"/>
    <style:font-face style:name="Liberation Sans1" svg:font-family="'Liberation Sans', Arial" style:font-family-generic="swiss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ans" fo:font-family="'Liberation Sans', Arial" style:font-family-generic="swiss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style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2pt" fo:font-weight="bold" style:font-name-asian="WenQuanYi Micro Hei" style:font-family-asian="'WenQuanYi Micro Hei'" style:font-pitch-asian="variable" style:font-size-asian="12pt" style:font-weight-asian="bold" style:font-name-complex="Lohit Hindi" style:font-family-complex="'Lohit Hindi'" style:font-pitch-complex="variable" style:font-size-complex="12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style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a" style:family="paragraph" style:parent-style-name="Standard">
      <style:paragraph-properties fo:margin-left="8.5cm" fo:margin-right="0cm" fo:margin-top="1.199cm" fo:margin-bottom="1cm" style:contextual-spacing="false" fo:text-indent="0cm" style:auto-text-indent="false"/>
    </style:style>
    <style:style style:name="Vec" style:family="paragraph" style:next-style-name="Standard" style:list-style-name="">
      <style:paragraph-properties fo:margin-left="0cm" fo:margin-right="0cm" fo:margin-top="1cm" fo:margin-bottom="1cm" style:contextual-spacing="false" fo:orphans="0" fo:widows="0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Liberation Sans" fo:font-family="'Liberation Sans', Arial" style:font-family-generic="swiss" style:font-pitch="variable" fo:font-size="12pt" fo:language="cs" fo:country="CZ" fo:font-weight="bold" style:font-name-asian="DejaVu Sans Light" style:font-family-asian="'DejaVu Sans Light'" style:font-pitch-asian="variable" style:font-size-asian="12pt" style:language-asian="zh" style:country-asian="CN" style:font-weight-asian="bold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Oslovení" style:family="paragraph" style:parent-style-name="Standard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size="10pt" fo:language="cs" fo:country="CZ" style:font-size-asian="10pt" style:font-name-complex="FreeSans" style:font-family-complex="FreeSans" style:font-family-generic-complex="swiss" style:font-pitch-complex="variable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fo:font-size="12pt" fo:font-style="normal" fo:background-color="transparent" style:font-size-asian="12pt" style:font-style-asian="normal" style:font-name-complex="Liberation Sans" style:font-size-complex="12pt" style:font-style-complex="normal"/>
    </style:style>
    <style:style style:name="MP2" style:family="paragraph" style:parent-style-name="Header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color="#333333" fo:font-size="12pt" fo:language="cs" fo:country="CZ" fo:font-style="normal" fo:background-color="transparent" style:font-size-asian="12pt" style:font-style-asian="normal" style:font-name-complex="Liberation Sans" style:font-size-complex="12pt" style:font-style-complex="normal"/>
    </style:style>
    <style:style style:name="MP3" style:family="paragraph" style:parent-style-name="Footer">
      <style:paragraph-properties fo:text-align="center" style:justify-single-word="false" fo:background-color="transparent">
        <style:tab-stops>
          <style:tab-stop style:position="4.763cm"/>
          <style:tab-stop style:position="8.89cm"/>
          <style:tab-stop style:position="13.018cm"/>
        </style:tab-stops>
        <style:background-image/>
      </style:paragraph-properties>
    </style:style>
    <style:style style:name="MP4" style:family="paragraph" style:parent-style-name="Footer">
      <style:paragraph-properties fo:text-align="center" style:justify-single-word="false" fo:background-color="transparent">
        <style:tab-stops>
          <style:tab-stop style:position="4.763cm"/>
          <style:tab-stop style:position="8.89cm"/>
          <style:tab-stop style:position="13.018cm"/>
        </style:tab-stops>
        <style:background-image/>
      </style:paragraph-properties>
      <style:text-properties fo:color="#333333" fo:font-size="10pt" fo:language="cs" fo:country="CZ" fo:background-color="transparent" style:font-size-asian="10pt" style:font-name-complex="Liberation Sans" style:font-size-complex="10pt"/>
    </style:style>
    <style:style style:name="MT1" style:family="text">
      <style:text-properties fo:font-size="10pt" style:font-size-asian="10pt" style:font-name-complex="Liberation Sans" style:font-size-complex="10pt"/>
    </style:style>
    <style:style style:name="MT2" style:family="text">
      <style:text-properties fo:color="#333333" fo:font-size="10pt" fo:language="cs" fo:country="CZ" fo:background-color="transparent" loext:char-shading-value="0" style:font-size-asian="10pt" style:font-name-complex="Liberation Sans" style:font-size-complex="10pt"/>
    </style:style>
    <style:style style:name="MT3" style:family="text">
      <style:text-properties fo:color="#333333" fo:font-size="10pt" fo:language="cs" fo:country="CZ" fo:font-style="normal" fo:background-color="transparent" loext:char-shading-value="0" style:font-size-asian="10pt" style:font-style-asian="normal" style:font-name-complex="Liberation Sans" style:font-size-complex="10pt" style:font-style-complex="normal"/>
    </style:style>
    <style:style style:name="MT4" style:family="text">
      <style:text-properties fo:color="#333333" fo:font-size="10pt" fo:language="cs" fo:country="CZ" fo:font-style="normal" fo:background-color="transparent" loext:char-shading-value="0" style:font-name-asian="Liberation Sans1" style:font-size-asian="10pt" style:font-style-asian="normal" style:font-name-complex="Liberation Sans" style:font-size-complex="10pt" style:font-style-complex="normal"/>
    </style:style>
    <style:style style:name="MT5" style:family="text">
      <style:text-properties fo:color="#333333" fo:font-size="10pt" fo:language="cs" fo:country="CZ" fo:font-weight="normal" fo:background-color="transparent" loext:char-shading-value="0" style:font-size-asian="10pt" style:font-weight-asian="normal" style:font-name-complex="Liberation Sans" style:font-size-complex="10pt" style:font-weight-complex="normal"/>
    </style:style>
    <style:style style:name="MT6" style:family="text">
      <style:text-properties fo:font-size="10pt" fo:background-color="transparent" loext:char-shading-value="0" style:font-size-asian="10pt" style:font-name-complex="Liberation Sans" style:font-size-complex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72cm" fo:margin-bottom="0.728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93cm" fo:margin-bottom="2.494cm" style:dynamic-spacing="true"/>
      </style:header-style>
      <style:footer-style>
        <style:header-footer-properties fo:min-height="2.117cm" fo:margin-top="2.018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rázek1" text:anchor-type="char" svg:x="-0.409cm" svg:y="-0.4cm" svg:width="5.652cm" svg:height="2.332cm" draw:z-index="1"><draw:image xlink:href="Pictures/100002010000044A000001C737AE8CA5.png" xlink:type="simple" xlink:show="embed" xlink:actuate="onLoad"/></draw:frame></text:p>
        <text:p text:style-name="MP1"/>
        <text:p text:style-name="MP2"/>
      </style:header>
      <style:footer>
        <text:p text:style-name="MP3"/>
        <text:p text:style-name="MP3"><text:span text:style-name="MT1"><text:line-break/></text:span><text:span text:style-name="MT2">Česká pirátská strana • </text:span><text:span text:style-name="MT3">Řehořova 943/19, 130 00 Praha 3</text:span><text:span text:style-name="MT2"> <text:s/>• Doručovat do datové schránky b2i4r6j</text:span><text:span text:style-name="MT4"><text:line-break/></text:span><text:span text:style-name="MT5">Tel</text:span><text:span text:style-name="MT2">. +420 608 963 111 • </text:span><text:span text:style-name="MT5">Web</text:span><text:span text:style-name="MT2"> </text:span><text:a xlink:type="simple" xlink:href="http://www.pirati.cz/"><text:span text:style-name="Internet_20_link"><text:span text:style-name="MT6">http://www.pirati.cz</text:span></text:span></text:a><text:span text:style-name="MT2"> • E-mail </text:span><text:a xlink:type="simple" xlink:href="mailto:info@pirati.cz"><text:span text:style-name="Internet_20_link"><text:span text:style-name="MT6">info@pirati.cz</text:span></text:span></text:a><text:span text:style-name="MT2"> • IČO 71339698</text:span></text:p>
        <text:p text:style-name="MP4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19:42:39</meta:creation-date>
    <dc:creator>Petros Michailidis</dc:creator>
    <dc:date>2015-11-20T19:10:11.180000000</dc:date>
    <meta:editing-cycles>60</meta:editing-cycles>
    <meta:editing-duration>P25DT5H14M46S</meta:editing-duration>
    <meta:document-statistic meta:table-count="1" meta:image-count="1" meta:object-count="0" meta:page-count="2" meta:paragraph-count="34" meta:word-count="330" meta:character-count="2309" meta:non-whitespace-character-count="1947"/>
    <meta:generator>LibreOffice/4.2.8.2$Linux_X86_64 LibreOffice_project/420m0$Build-2</meta:generator>
  </office:meta>
</office:document-meta>
</file>